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5541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sum_mod2" table:style-name="ta1">
        <table:shapes>
          <draw:frame draw:z-index="1" draw:id="id0" draw:style-name="a0" draw:name="Chart 1" svg:x="6.3835in" svg:y="0.4287in" svg:width="14.21174in" svg:height="10.3302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6.42857in" svg:y="10.98214in" svg:width="12.33631in" svg:height="7.0535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<text:s/>psum1</text:p>
          </table:table-cell>
          <table:table-cell office:value-type="string" table:style-name="ce1">
            <text:p><text:s/>psum2</text:p>
          </table:table-cell>
          <table:table-cell office:value-type="string" table:style-name="ce1">
            <text:p>Cycles psum1</text:p>
          </table:table-cell>
          <table:table-cell office:value-type="string" table:style-name="ce1">
            <text:p>Cycles psum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" table:style-name="ce1">
            <text:p>0</text:p>
          </table:table-cell>
          <table:table-cell office:value-type="float" office:value="3000" table:formula="of:=[.B2]*3000000000" table:style-name="ce1">
            <text:p>3000</text:p>
          </table:table-cell>
          <table:table-cell office:value-type="float" office:value="0" table:formula="of:=[.C2]*30000000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000" table:formula="of:=[.B3]*3000000000" table:style-name="ce1">
            <text:p>3000</text:p>
          </table:table-cell>
          <table:table-cell office:value-type="float" office:value="300" table:formula="of:=[.C3]*300000000" table:style-name="ce1">
            <text:p>300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.9999999999999999E-6" table:style-name="ce1">
            <text:p>0.000002</text:p>
          </table:table-cell>
          <table:table-cell office:value-type="float" office:value="1.9999999999999999E-6" table:style-name="ce1">
            <text:p>0.000002</text:p>
          </table:table-cell>
          <table:table-cell office:value-type="float" office:value="6000" table:formula="of:=[.B4]*3000000000" table:style-name="ce1">
            <text:p>6000</text:p>
          </table:table-cell>
          <table:table-cell office:value-type="float" office:value="600" table:formula="of:=[.C4]*300000000" table:style-name="ce1">
            <text:p>600</text:p>
          </table:table-cell>
          <table:table-cell table:number-columns-repeated="16379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8000" table:formula="of:=[.B5]*3000000000" table:style-name="ce1">
            <text:p>18000</text:p>
          </table:table-cell>
          <table:table-cell office:value-type="float" office:value="900" table:formula="of:=[.C5]*300000000" table:style-name="ce1">
            <text:p>900</text:p>
          </table:table-cell>
          <table:table-cell table:number-columns-repeated="16379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21000" table:formula="of:=[.B6]*3000000000" table:style-name="ce1">
            <text:p>21000</text:p>
          </table:table-cell>
          <table:table-cell office:value-type="float" office:value="1200" table:formula="of:=[.C6]*3000000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float" office:value="3850" table:style-name="ce1">
            <text:p>3850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24000" table:formula="of:=[.B7]*3000000000" table:style-name="ce1">
            <text:p>24000</text:p>
          </table:table-cell>
          <table:table-cell office:value-type="float" office:value="1500.0000000000002" table:formula="of:=[.C7]*300000000" table:style-name="ce1">
            <text:p>1500</text:p>
          </table:table-cell>
          <table:table-cell table:number-columns-repeated="16379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float" office:value="1.2999999999999999E-5" table:style-name="ce1">
            <text:p>0.000013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39000" table:formula="of:=[.B8]*3000000000" table:style-name="ce1">
            <text:p>39000</text:p>
          </table:table-cell>
          <table:table-cell office:value-type="float" office:value="2100" table:formula="of:=[.C8]*300000000" table:style-name="ce1">
            <text:p>2100</text:p>
          </table:table-cell>
          <table:table-cell table:number-columns-repeated="16379"/>
        </table:table-row>
        <table:table-row table:style-name="ro1">
          <table:table-cell office:value-type="float" office:value="6750" table:style-name="ce1">
            <text:p>6750</text:p>
          </table:table-cell>
          <table:table-cell office:value-type="float" office:value="1.4E-5" table:style-name="ce1">
            <text:p>0.000014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42000" table:formula="of:=[.B9]*3000000000" table:style-name="ce1">
            <text:p>42000</text:p>
          </table:table-cell>
          <table:table-cell office:value-type="float" office:value="3000.0000000000005" table:formula="of:=[.C9]*300000000" table:style-name="ce1">
            <text:p>3000</text:p>
          </table:table-cell>
          <table:table-cell table:number-columns-repeated="16379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float" office:value="3.4E-5" table:style-name="ce1">
            <text:p>0.000034</text:p>
          </table:table-cell>
          <table:table-cell office:value-type="float" office:value="1.2E-5" table:style-name="ce1">
            <text:p>0.000012</text:p>
          </table:table-cell>
          <table:table-cell office:value-type="float" office:value="102000" table:formula="of:=[.B10]*3000000000" table:style-name="ce1">
            <text:p>102000</text:p>
          </table:table-cell>
          <table:table-cell office:value-type="float" office:value="3600" table:formula="of:=[.C10]*300000000" table:style-name="ce1">
            <text:p>3600</text:p>
          </table:table-cell>
          <table:table-cell table:number-columns-repeated="16379"/>
        </table:table-row>
        <table:table-row table:style-name="ro1">
          <table:table-cell office:value-type="float" office:value="10450" table:style-name="ce1">
            <text:p>10450</text:p>
          </table:table-cell>
          <table:table-cell office:value-type="float" office:value="6.3E-5" table:style-name="ce1">
            <text:p>0.000063</text:p>
          </table:table-cell>
          <table:table-cell office:value-type="float" office:value="1.5E-5" table:style-name="ce1">
            <text:p>0.000015</text:p>
          </table:table-cell>
          <table:table-cell office:value-type="float" office:value="189000" table:formula="of:=[.B11]*3000000000" table:style-name="ce1">
            <text:p>189000</text:p>
          </table:table-cell>
          <table:table-cell office:value-type="float" office:value="4500" table:formula="of:=[.C11]*300000000" table:style-name="ce1">
            <text:p>4500</text:p>
          </table:table-cell>
          <table:table-cell table:number-columns-repeated="16379"/>
        </table:table-row>
        <table:table-row table:style-name="ro1">
          <table:table-cell office:value-type="float" office:value="12600" table:style-name="ce1">
            <text:p>12600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1.8E-5" table:style-name="ce1">
            <text:p>0.000018</text:p>
          </table:table-cell>
          <table:table-cell office:value-type="float" office:value="78000" table:formula="of:=[.B12]*3000000000" table:style-name="ce1">
            <text:p>78000</text:p>
          </table:table-cell>
          <table:table-cell office:value-type="float" office:value="5400" table:formula="of:=[.C12]*300000000" table:style-name="ce1">
            <text:p>5400</text:p>
          </table:table-cell>
          <table:table-cell table:number-columns-repeated="16379"/>
        </table:table-row>
        <table:table-row table:style-name="ro1">
          <table:table-cell office:value-type="float" office:value="14950" table:style-name="ce1">
            <text:p>14950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2.0999999999999999E-5" table:style-name="ce1">
            <text:p>0.000021</text:p>
          </table:table-cell>
          <table:table-cell office:value-type="float" office:value="90000" table:formula="of:=[.B13]*3000000000" table:style-name="ce1">
            <text:p>90000</text:p>
          </table:table-cell>
          <table:table-cell office:value-type="float" office:value="6300" table:formula="of:=[.C13]*300000000" table:style-name="ce1">
            <text:p>6300</text:p>
          </table:table-cell>
          <table:table-cell table:number-columns-repeated="16379"/>
        </table:table-row>
        <table:table-row table:style-name="ro1">
          <table:table-cell office:value-type="float" office:value="17500" table:style-name="ce1">
            <text:p>17500</text:p>
          </table:table-cell>
          <table:table-cell office:value-type="float" office:value="3.6000000000000001E-5" table:style-name="ce1">
            <text:p>0.000036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108000" table:formula="of:=[.B14]*3000000000" table:style-name="ce1">
            <text:p>108000</text:p>
          </table:table-cell>
          <table:table-cell office:value-type="float" office:value="7200" table:formula="of:=[.C14]*300000000" table:style-name="ce1">
            <text:p>7200</text:p>
          </table:table-cell>
          <table:table-cell table:number-columns-repeated="16379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float" office:value="4.1E-5" table:style-name="ce1">
            <text:p>0.000041</text:p>
          </table:table-cell>
          <table:table-cell office:value-type="float" office:value="2.8E-5" table:style-name="ce1">
            <text:p>0.000028</text:p>
          </table:table-cell>
          <table:table-cell office:value-type="float" office:value="123000" table:formula="of:=[.B15]*3000000000" table:style-name="ce1">
            <text:p>123000</text:p>
          </table:table-cell>
          <table:table-cell office:value-type="float" office:value="8400" table:formula="of:=[.C15]*300000000" table:style-name="ce1">
            <text:p>8400</text:p>
          </table:table-cell>
          <table:table-cell table:number-columns-repeated="16379"/>
        </table:table-row>
        <table:table-row table:style-name="ro1">
          <table:table-cell office:value-type="float" office:value="23200" table:style-name="ce1">
            <text:p>23200</text:p>
          </table:table-cell>
          <table:table-cell office:value-type="float" office:value="4.8000000000000001E-5" table:style-name="ce1">
            <text:p>0.000048</text:p>
          </table:table-cell>
          <table:table-cell office:value-type="float" office:value="3.1999999999999999E-5" table:style-name="ce1">
            <text:p>0.000032</text:p>
          </table:table-cell>
          <table:table-cell office:value-type="float" office:value="144000" table:formula="of:=[.B16]*3000000000" table:style-name="ce1">
            <text:p>144000</text:p>
          </table:table-cell>
          <table:table-cell office:value-type="float" office:value="9600" table:formula="of:=[.C16]*300000000" table:style-name="ce1">
            <text:p>9600</text:p>
          </table:table-cell>
          <table:table-cell table:number-columns-repeated="16379"/>
        </table:table-row>
        <table:table-row table:style-name="ro1">
          <table:table-cell office:value-type="float" office:value="26350" table:style-name="ce1">
            <text:p>26350</text:p>
          </table:table-cell>
          <table:table-cell office:value-type="float" office:value="5.3999999999999998E-5" table:style-name="ce1">
            <text:p>0.000054</text:p>
          </table:table-cell>
          <table:table-cell office:value-type="float" office:value="3.6999999999999998E-5" table:style-name="ce1">
            <text:p>0.000037</text:p>
          </table:table-cell>
          <table:table-cell office:value-type="float" office:value="162000" table:formula="of:=[.B17]*3000000000" table:style-name="ce1">
            <text:p>162000</text:p>
          </table:table-cell>
          <table:table-cell office:value-type="float" office:value="11100" table:formula="of:=[.C17]*300000000" table:style-name="ce1">
            <text:p>11100</text:p>
          </table:table-cell>
          <table:table-cell table:number-columns-repeated="16379"/>
        </table:table-row>
        <table:table-row table:style-name="ro1">
          <table:table-cell office:value-type="float" office:value="29700" table:style-name="ce1">
            <text:p>29700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4.1E-5" table:style-name="ce1">
            <text:p>0.000041</text:p>
          </table:table-cell>
          <table:table-cell office:value-type="float" office:value="183000" table:formula="of:=[.B18]*3000000000" table:style-name="ce1">
            <text:p>183000</text:p>
          </table:table-cell>
          <table:table-cell office:value-type="float" office:value="12300" table:formula="of:=[.C18]*300000000" table:style-name="ce1">
            <text:p>12300</text:p>
          </table:table-cell>
          <table:table-cell table:number-columns-repeated="16379"/>
        </table:table-row>
        <table:table-row table:style-name="ro1">
          <table:table-cell office:value-type="float" office:value="33250" table:style-name="ce1">
            <text:p>33250</text:p>
          </table:table-cell>
          <table:table-cell office:value-type="float" office:value="6.7000000000000002E-5" table:style-name="ce1">
            <text:p>0.000067</text:p>
          </table:table-cell>
          <table:table-cell office:value-type="float" office:value="4.6E-5" table:style-name="ce1">
            <text:p>0.000046</text:p>
          </table:table-cell>
          <table:table-cell office:value-type="float" office:value="201000" table:formula="of:=[.B19]*3000000000" table:style-name="ce1">
            <text:p>201000</text:p>
          </table:table-cell>
          <table:table-cell office:value-type="float" office:value="13800" table:formula="of:=[.C19]*300000000" table:style-name="ce1">
            <text:p>13800</text:p>
          </table:table-cell>
          <table:table-cell table:number-columns-repeated="16379"/>
        </table:table-row>
        <table:table-row table:style-name="ro1">
          <table:table-cell office:value-type="float" office:value="37000" table:style-name="ce1">
            <text:p>37000</text:p>
          </table:table-cell>
          <table:table-cell office:value-type="float" office:value="7.4999999999999993E-5" table:style-name="ce1">
            <text:p>0.000075</text:p>
          </table:table-cell>
          <table:table-cell office:value-type="float" office:value="5.1999999999999997E-5" table:style-name="ce1">
            <text:p>0.000052</text:p>
          </table:table-cell>
          <table:table-cell office:value-type="float" office:value="224999.99999999997" table:formula="of:=[.B20]*3000000000" table:style-name="ce1">
            <text:p>225000</text:p>
          </table:table-cell>
          <table:table-cell office:value-type="float" office:value="15599.999999999998" table:formula="of:=[.C20]*300000000" table:style-name="ce1">
            <text:p>15600</text:p>
          </table:table-cell>
          <table:table-cell table:number-columns-repeated="16379"/>
        </table:table-row>
        <table:table-row table:style-name="ro1">
          <table:table-cell office:value-type="float" office:value="40950" table:style-name="ce1">
            <text:p>40950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5.7000000000000003E-5" table:style-name="ce1">
            <text:p>0.000057</text:p>
          </table:table-cell>
          <table:table-cell office:value-type="float" office:value="246000" table:formula="of:=[.B21]*3000000000" table:style-name="ce1">
            <text:p>246000</text:p>
          </table:table-cell>
          <table:table-cell office:value-type="float" office:value="17100" table:formula="of:=[.C21]*300000000" table:style-name="ce1">
            <text:p>17100</text:p>
          </table:table-cell>
          <table:table-cell table:number-columns-repeated="16379"/>
        </table:table-row>
        <table:table-row table:style-name="ro1">
          <table:table-cell office:value-type="float" office:value="45100" table:style-name="ce1">
            <text:p>45100</text:p>
          </table:table-cell>
          <table:table-cell office:value-type="float" office:value="9.1000000000000003E-5" table:style-name="ce1">
            <text:p>0.000091</text:p>
          </table:table-cell>
          <table:table-cell office:value-type="float" office:value="6.3E-5" table:style-name="ce1">
            <text:p>0.000063</text:p>
          </table:table-cell>
          <table:table-cell office:value-type="float" office:value="273000" table:formula="of:=[.B22]*3000000000" table:style-name="ce1">
            <text:p>273000</text:p>
          </table:table-cell>
          <table:table-cell office:value-type="float" office:value="18900" table:formula="of:=[.C22]*300000000" table:style-name="ce1">
            <text:p>18900</text:p>
          </table:table-cell>
          <table:table-cell table:number-columns-repeated="16379"/>
        </table:table-row>
        <table:table-row table:style-name="ro1">
          <table:table-cell office:value-type="float" office:value="49450" table:style-name="ce1">
            <text:p>49450</text:p>
          </table:table-cell>
          <table:table-cell office:value-type="float" office:value="9.8999999999999994E-5" table:style-name="ce1">
            <text:p>0.000099</text:p>
          </table:table-cell>
          <table:table-cell office:value-type="float" office:value="6.8999999999999997E-5" table:style-name="ce1">
            <text:p>0.000069</text:p>
          </table:table-cell>
          <table:table-cell office:value-type="float" office:value="297000" table:formula="of:=[.B23]*3000000000" table:style-name="ce1">
            <text:p>297000</text:p>
          </table:table-cell>
          <table:table-cell office:value-type="float" office:value="20700" table:formula="of:=[.C23]*300000000" table:style-name="ce1">
            <text:p>20700</text:p>
          </table:table-cell>
          <table:table-cell table:number-columns-repeated="16379"/>
        </table:table-row>
        <table:table-row table:style-name="ro1">
          <table:table-cell office:value-type="float" office:value="54000" table:style-name="ce1">
            <text:p>54000</text:p>
          </table:table-cell>
          <table:table-cell office:value-type="float" office:value="1.08E-4" table:style-name="ce1">
            <text:p>0.000108</text:p>
          </table:table-cell>
          <table:table-cell office:value-type="float" office:value="7.4999999999999993E-5" table:style-name="ce1">
            <text:p>0.000075</text:p>
          </table:table-cell>
          <table:table-cell office:value-type="float" office:value="324000" table:formula="of:=[.B24]*3000000000" table:style-name="ce1">
            <text:p>324000</text:p>
          </table:table-cell>
          <table:table-cell office:value-type="float" office:value="22499.999999999996" table:formula="of:=[.C24]*300000000" table:style-name="ce1">
            <text:p>22500</text:p>
          </table:table-cell>
          <table:table-cell table:number-columns-repeated="16379"/>
        </table:table-row>
        <table:table-row table:style-name="ro1">
          <table:table-cell office:value-type="float" office:value="58750" table:style-name="ce1">
            <text:p>58750</text:p>
          </table:table-cell>
          <table:table-cell office:value-type="float" office:value="1.18E-4" table:style-name="ce1">
            <text:p>0.000118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354000" table:formula="of:=[.B25]*3000000000" table:style-name="ce1">
            <text:p>354000</text:p>
          </table:table-cell>
          <table:table-cell office:value-type="float" office:value="24600" table:formula="of:=[.C25]*300000000" table:style-name="ce1">
            <text:p>24600</text:p>
          </table:table-cell>
          <table:table-cell table:number-columns-repeated="16379"/>
        </table:table-row>
        <table:table-row table:style-name="ro1">
          <table:table-cell office:value-type="float" office:value="63700" table:style-name="ce1">
            <text:p>63700</text:p>
          </table:table-cell>
          <table:table-cell office:value-type="float" office:value="1.27E-4" table:style-name="ce1">
            <text:p>0.000127</text:p>
          </table:table-cell>
          <table:table-cell office:value-type="float" office:value="8.8999999999999995E-5" table:style-name="ce1">
            <text:p>0.000089</text:p>
          </table:table-cell>
          <table:table-cell office:value-type="float" office:value="381000" table:formula="of:=[.B26]*3000000000" table:style-name="ce1">
            <text:p>381000</text:p>
          </table:table-cell>
          <table:table-cell office:value-type="float" office:value="26700" table:formula="of:=[.C26]*300000000" table:style-name="ce1">
            <text:p>26700</text:p>
          </table:table-cell>
          <table:table-cell table:number-columns-repeated="16379"/>
        </table:table-row>
        <table:table-row table:style-name="ro1">
          <table:table-cell office:value-type="float" office:value="68850" table:style-name="ce1">
            <text:p>68850</text:p>
          </table:table-cell>
          <table:table-cell office:value-type="float" office:value="1.3799999999999999E-4" table:style-name="ce1">
            <text:p>0.000138</text:p>
          </table:table-cell>
          <table:table-cell office:value-type="float" office:value="9.6000000000000002E-5" table:style-name="ce1">
            <text:p>0.000096</text:p>
          </table:table-cell>
          <table:table-cell office:value-type="float" office:value="414000" table:formula="of:=[.B27]*3000000000" table:style-name="ce1">
            <text:p>414000</text:p>
          </table:table-cell>
          <table:table-cell office:value-type="float" office:value="28800" table:formula="of:=[.C27]*300000000" table:style-name="ce1">
            <text:p>28800</text:p>
          </table:table-cell>
          <table:table-cell table:number-columns-repeated="16379"/>
        </table:table-row>
        <table:table-row table:style-name="ro1">
          <table:table-cell office:value-type="float" office:value="74200" table:style-name="ce1">
            <text:p>74200</text:p>
          </table:table-cell>
          <table:table-cell office:value-type="float" office:value="1.47E-4" table:style-name="ce1">
            <text:p>0.000147</text:p>
          </table:table-cell>
          <table:table-cell office:value-type="float" office:value="1.03E-4" table:style-name="ce1">
            <text:p>0.000103</text:p>
          </table:table-cell>
          <table:table-cell office:value-type="float" office:value="441000" table:formula="of:=[.B28]*3000000000" table:style-name="ce1">
            <text:p>441000</text:p>
          </table:table-cell>
          <table:table-cell office:value-type="float" office:value="30900" table:formula="of:=[.C28]*300000000" table:style-name="ce1">
            <text:p>30900</text:p>
          </table:table-cell>
          <table:table-cell table:number-columns-repeated="16379"/>
        </table:table-row>
        <table:table-row table:style-name="ro1">
          <table:table-cell office:value-type="float" office:value="79750" table:style-name="ce1">
            <text:p>79750</text:p>
          </table:table-cell>
          <table:table-cell office:value-type="float" office:value="1.5799999999999999E-4" table:style-name="ce1">
            <text:p>0.000158</text:p>
          </table:table-cell>
          <table:table-cell office:value-type="float" office:value="1.11E-4" table:style-name="ce1">
            <text:p>0.000111</text:p>
          </table:table-cell>
          <table:table-cell office:value-type="float" office:value="474000" table:formula="of:=[.B29]*3000000000" table:style-name="ce1">
            <text:p>474000</text:p>
          </table:table-cell>
          <table:table-cell office:value-type="float" office:value="33300" table:formula="of:=[.C29]*300000000" table:style-name="ce1">
            <text:p>33300</text:p>
          </table:table-cell>
          <table:table-cell table:number-columns-repeated="16379"/>
        </table:table-row>
        <table:table-row table:style-name="ro1">
          <table:table-cell office:value-type="float" office:value="85500" table:style-name="ce1">
            <text:p>85500</text:p>
          </table:table-cell>
          <table:table-cell office:value-type="float" office:value="1.7100000000000001E-4" table:style-name="ce1">
            <text:p>0.000171</text:p>
          </table:table-cell>
          <table:table-cell office:value-type="float" office:value="1.1900000000000001E-4" table:style-name="ce1">
            <text:p>0.000119</text:p>
          </table:table-cell>
          <table:table-cell office:value-type="float" office:value="513000" table:formula="of:=[.B30]*3000000000" table:style-name="ce1">
            <text:p>513000</text:p>
          </table:table-cell>
          <table:table-cell office:value-type="float" office:value="35700" table:formula="of:=[.C30]*300000000" table:style-name="ce1">
            <text:p>35700</text:p>
          </table:table-cell>
          <table:table-cell table:number-columns-repeated="16379"/>
        </table:table-row>
        <table:table-row table:style-name="ro1">
          <table:table-cell office:value-type="float" office:value="91450" table:style-name="ce1">
            <text:p>91450</text:p>
          </table:table-cell>
          <table:table-cell office:value-type="float" office:value="1.8100000000000001E-4" table:style-name="ce1">
            <text:p>0.000181</text:p>
          </table:table-cell>
          <table:table-cell office:value-type="float" office:value="1.27E-4" table:style-name="ce1">
            <text:p>0.000127</text:p>
          </table:table-cell>
          <table:table-cell office:value-type="float" office:value="543000" table:formula="of:=[.B31]*3000000000" table:style-name="ce1">
            <text:p>543000</text:p>
          </table:table-cell>
          <table:table-cell office:value-type="float" office:value="38100" table:formula="of:=[.C31]*300000000" table:style-name="ce1">
            <text:p>38100</text:p>
          </table:table-cell>
          <table:table-cell table:number-columns-repeated="16379"/>
        </table:table-row>
        <table:table-row table:style-name="ro1">
          <table:table-cell office:value-type="float" office:value="97600" table:style-name="ce1">
            <text:p>97600</text:p>
          </table:table-cell>
          <table:table-cell office:value-type="float" office:value="1.94E-4" table:style-name="ce1">
            <text:p>0.000194</text:p>
          </table:table-cell>
          <table:table-cell office:value-type="float" office:value="1.36E-4" table:style-name="ce1">
            <text:p>0.000136</text:p>
          </table:table-cell>
          <table:table-cell office:value-type="float" office:value="582000" table:formula="of:=[.B32]*3000000000" table:style-name="ce1">
            <text:p>582000</text:p>
          </table:table-cell>
          <table:table-cell office:value-type="float" office:value="40800" table:formula="of:=[.C32]*300000000" table:style-name="ce1">
            <text:p>40800</text:p>
          </table:table-cell>
          <table:table-cell table:number-columns-repeated="16379"/>
        </table:table-row>
        <table:table-row table:style-name="ro1">
          <table:table-cell office:value-type="float" office:value="103950" table:style-name="ce1">
            <text:p>103950</text:p>
          </table:table-cell>
          <table:table-cell office:value-type="float" office:value="2.05E-4" table:style-name="ce1">
            <text:p>0.000205</text:p>
          </table:table-cell>
          <table:table-cell office:value-type="float" office:value="1.44E-4" table:style-name="ce1">
            <text:p>0.000144</text:p>
          </table:table-cell>
          <table:table-cell office:value-type="float" office:value="615000" table:formula="of:=[.B33]*3000000000" table:style-name="ce1">
            <text:p>615000</text:p>
          </table:table-cell>
          <table:table-cell office:value-type="float" office:value="43200" table:formula="of:=[.C33]*300000000" table:style-name="ce1">
            <text:p>43200</text:p>
          </table:table-cell>
          <table:table-cell table:number-columns-repeated="16379"/>
        </table:table-row>
        <table:table-row table:style-name="ro1">
          <table:table-cell office:value-type="float" office:value="110500" table:style-name="ce1">
            <text:p>110500</text:p>
          </table:table-cell>
          <table:table-cell office:value-type="float" office:value="2.1800000000000001E-4" table:style-name="ce1">
            <text:p>0.000218</text:p>
          </table:table-cell>
          <table:table-cell office:value-type="float" office:value="1.5300000000000001E-4" table:style-name="ce1">
            <text:p>0.000153</text:p>
          </table:table-cell>
          <table:table-cell office:value-type="float" office:value="654000" table:formula="of:=[.B34]*3000000000" table:style-name="ce1">
            <text:p>654000</text:p>
          </table:table-cell>
          <table:table-cell office:value-type="float" office:value="45900" table:formula="of:=[.C34]*300000000" table:style-name="ce1">
            <text:p>45900</text:p>
          </table:table-cell>
          <table:table-cell table:number-columns-repeated="16379"/>
        </table:table-row>
        <table:table-row table:style-name="ro1">
          <table:table-cell office:value-type="float" office:value="117250" table:style-name="ce1">
            <text:p>117250</text:p>
          </table:table-cell>
          <table:table-cell office:value-type="float" office:value="2.33E-4" table:style-name="ce1">
            <text:p>0.000233</text:p>
          </table:table-cell>
          <table:table-cell office:value-type="float" office:value="1.63E-4" table:style-name="ce1">
            <text:p>0.000163</text:p>
          </table:table-cell>
          <table:table-cell office:value-type="float" office:value="699000" table:formula="of:=[.B35]*3000000000" table:style-name="ce1">
            <text:p>699000</text:p>
          </table:table-cell>
          <table:table-cell office:value-type="float" office:value="48900" table:formula="of:=[.C35]*300000000" table:style-name="ce1">
            <text:p>48900</text:p>
          </table:table-cell>
          <table:table-cell table:number-columns-repeated="16379"/>
        </table:table-row>
        <table:table-row table:style-name="ro1">
          <table:table-cell office:value-type="float" office:value="124200" table:style-name="ce1">
            <text:p>124200</text:p>
          </table:table-cell>
          <table:table-cell office:value-type="float" office:value="2.4499999999999999E-4" table:style-name="ce1">
            <text:p>0.000245</text:p>
          </table:table-cell>
          <table:table-cell office:value-type="float" office:value="1.73E-4" table:style-name="ce1">
            <text:p>0.000173</text:p>
          </table:table-cell>
          <table:table-cell office:value-type="float" office:value="735000" table:formula="of:=[.B36]*3000000000" table:style-name="ce1">
            <text:p>735000</text:p>
          </table:table-cell>
          <table:table-cell office:value-type="float" office:value="51900" table:formula="of:=[.C36]*300000000" table:style-name="ce1">
            <text:p>51900</text:p>
          </table:table-cell>
          <table:table-cell table:number-columns-repeated="16379"/>
        </table:table-row>
        <table:table-row table:style-name="ro1">
          <table:table-cell office:value-type="float" office:value="131350" table:style-name="ce1">
            <text:p>131350</text:p>
          </table:table-cell>
          <table:table-cell office:value-type="float" office:value="2.5900000000000001E-4" table:style-name="ce1">
            <text:p>0.000259</text:p>
          </table:table-cell>
          <table:table-cell office:value-type="float" office:value="1.8200000000000001E-4" table:style-name="ce1">
            <text:p>0.000182</text:p>
          </table:table-cell>
          <table:table-cell office:value-type="float" office:value="777000" table:formula="of:=[.B37]*3000000000" table:style-name="ce1">
            <text:p>777000</text:p>
          </table:table-cell>
          <table:table-cell office:value-type="float" office:value="54600" table:formula="of:=[.C37]*300000000" table:style-name="ce1">
            <text:p>54600</text:p>
          </table:table-cell>
          <table:table-cell table:number-columns-repeated="16379"/>
        </table:table-row>
        <table:table-row table:style-name="ro1">
          <table:table-cell office:value-type="float" office:value="138700" table:style-name="ce1">
            <text:p>138700</text:p>
          </table:table-cell>
          <table:table-cell office:value-type="float" office:value="2.7300000000000002E-4" table:style-name="ce1">
            <text:p>0.000273</text:p>
          </table:table-cell>
          <table:table-cell office:value-type="float" office:value="1.92E-4" table:style-name="ce1">
            <text:p>0.000192</text:p>
          </table:table-cell>
          <table:table-cell office:value-type="float" office:value="819000.00000000012" table:formula="of:=[.B38]*3000000000" table:style-name="ce1">
            <text:p>819000</text:p>
          </table:table-cell>
          <table:table-cell office:value-type="float" office:value="57600" table:formula="of:=[.C38]*300000000" table:style-name="ce1">
            <text:p>57600</text:p>
          </table:table-cell>
          <table:table-cell table:number-columns-repeated="16379"/>
        </table:table-row>
        <table:table-row table:style-name="ro1">
          <table:table-cell office:value-type="float" office:value="146250" table:style-name="ce1">
            <text:p>146250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2.03E-4" table:style-name="ce1">
            <text:p>0.000203</text:p>
          </table:table-cell>
          <table:table-cell office:value-type="float" office:value="866999.99999999988" table:formula="of:=[.B39]*3000000000" table:style-name="ce1">
            <text:p>867000</text:p>
          </table:table-cell>
          <table:table-cell office:value-type="float" office:value="60900" table:formula="of:=[.C39]*300000000" table:style-name="ce1">
            <text:p>60900</text:p>
          </table:table-cell>
          <table:table-cell table:number-columns-repeated="16379"/>
        </table:table-row>
        <table:table-row table:style-name="ro1">
          <table:table-cell office:value-type="float" office:value="154000" table:style-name="ce1">
            <text:p>154000</text:p>
          </table:table-cell>
          <table:table-cell office:value-type="float" office:value="3.0299999999999999E-4" table:style-name="ce1">
            <text:p>0.000303</text:p>
          </table:table-cell>
          <table:table-cell office:value-type="float" office:value="2.14E-4" table:style-name="ce1">
            <text:p>0.000214</text:p>
          </table:table-cell>
          <table:table-cell office:value-type="float" office:value="909000" table:formula="of:=[.B40]*3000000000" table:style-name="ce1">
            <text:p>909000</text:p>
          </table:table-cell>
          <table:table-cell office:value-type="float" office:value="64200" table:formula="of:=[.C40]*300000000" table:style-name="ce1">
            <text:p>64200</text:p>
          </table:table-cell>
          <table:table-cell table:number-columns-repeated="16379"/>
        </table:table-row>
        <table:table-row table:style-name="ro1">
          <table:table-cell office:value-type="float" office:value="161950" table:style-name="ce1">
            <text:p>161950</text:p>
          </table:table-cell>
          <table:table-cell office:value-type="float" office:value="3.19E-4" table:style-name="ce1">
            <text:p>0.000319</text:p>
          </table:table-cell>
          <table:table-cell office:value-type="float" office:value="2.2499999999999999E-4" table:style-name="ce1">
            <text:p>0.000225</text:p>
          </table:table-cell>
          <table:table-cell office:value-type="float" office:value="957000" table:formula="of:=[.B41]*3000000000" table:style-name="ce1">
            <text:p>957000</text:p>
          </table:table-cell>
          <table:table-cell office:value-type="float" office:value="67500" table:formula="of:=[.C41]*300000000" table:style-name="ce1">
            <text:p>67500</text:p>
          </table:table-cell>
          <table:table-cell table:number-columns-repeated="16379"/>
        </table:table-row>
        <table:table-row table:style-name="ro1">
          <table:table-cell office:value-type="float" office:value="170100" table:style-name="ce1">
            <text:p>170100</text:p>
          </table:table-cell>
          <table:table-cell office:value-type="float" office:value="3.3399999999999999E-4" table:style-name="ce1">
            <text:p>0.000334</text:p>
          </table:table-cell>
          <table:table-cell office:value-type="float" office:value="2.3599999999999999E-4" table:style-name="ce1">
            <text:p>0.000236</text:p>
          </table:table-cell>
          <table:table-cell office:value-type="float" office:value="1002000" table:formula="of:=[.B42]*3000000000" table:style-name="ce1">
            <text:p>1002000</text:p>
          </table:table-cell>
          <table:table-cell office:value-type="float" office:value="70800" table:formula="of:=[.C42]*300000000" table:style-name="ce1">
            <text:p>70800</text:p>
          </table:table-cell>
          <table:table-cell table:number-columns-repeated="16379"/>
        </table:table-row>
        <table:table-row table:style-name="ro1">
          <table:table-cell office:value-type="float" office:value="178450" table:style-name="ce1">
            <text:p>178450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2.4800000000000001E-4" table:style-name="ce1">
            <text:p>0.000248</text:p>
          </table:table-cell>
          <table:table-cell office:value-type="float" office:value="1056000" table:formula="of:=[.B43]*3000000000" table:style-name="ce1">
            <text:p>1056000</text:p>
          </table:table-cell>
          <table:table-cell office:value-type="float" office:value="74400" table:formula="of:=[.C43]*300000000" table:style-name="ce1">
            <text:p>74400</text:p>
          </table:table-cell>
          <table:table-cell table:number-columns-repeated="16379"/>
        </table:table-row>
        <table:table-row table:style-name="ro1">
          <table:table-cell office:value-type="float" office:value="187000" table:style-name="ce1">
            <text:p>187000</text:p>
          </table:table-cell>
          <table:table-cell office:value-type="float" office:value="3.6699999999999998E-4" table:style-name="ce1">
            <text:p>0.000367</text:p>
          </table:table-cell>
          <table:table-cell office:value-type="float" office:value="2.5999999999999998E-4" table:style-name="ce1">
            <text:p>0.00026</text:p>
          </table:table-cell>
          <table:table-cell office:value-type="float" office:value="1101000" table:formula="of:=[.B44]*3000000000" table:style-name="ce1">
            <text:p>1101000</text:p>
          </table:table-cell>
          <table:table-cell office:value-type="float" office:value="78000" table:formula="of:=[.C44]*300000000" table:style-name="ce1">
            <text:p>78000</text:p>
          </table:table-cell>
          <table:table-cell table:number-columns-repeated="16379"/>
        </table:table-row>
        <table:table-row table:style-name="ro1">
          <table:table-cell office:value-type="float" office:value="195750" table:style-name="ce1">
            <text:p>195750</text:p>
          </table:table-cell>
          <table:table-cell office:value-type="float" office:value="3.8499999999999998E-4" table:style-name="ce1">
            <text:p>0.000385</text:p>
          </table:table-cell>
          <table:table-cell office:value-type="float" office:value="2.72E-4" table:style-name="ce1">
            <text:p>0.000272</text:p>
          </table:table-cell>
          <table:table-cell office:value-type="float" office:value="1155000" table:formula="of:=[.B45]*3000000000" table:style-name="ce1">
            <text:p>1155000</text:p>
          </table:table-cell>
          <table:table-cell office:value-type="float" office:value="81600" table:formula="of:=[.C45]*300000000" table:style-name="ce1">
            <text:p>81600</text:p>
          </table:table-cell>
          <table:table-cell table:number-columns-repeated="16379"/>
        </table:table-row>
        <table:table-row table:style-name="ro1">
          <table:table-cell office:value-type="float" office:value="204700" table:style-name="ce1">
            <text:p>204700</text:p>
          </table:table-cell>
          <table:table-cell office:value-type="float" office:value="3.9899999999999999E-4" table:style-name="ce1">
            <text:p>0.000399</text:p>
          </table:table-cell>
          <table:table-cell office:value-type="float" office:value="2.8400000000000002E-4" table:style-name="ce1">
            <text:p>0.000284</text:p>
          </table:table-cell>
          <table:table-cell office:value-type="float" office:value="1197000" table:formula="of:=[.B46]*3000000000" table:style-name="ce1">
            <text:p>1197000</text:p>
          </table:table-cell>
          <table:table-cell office:value-type="float" office:value="85200" table:formula="of:=[.C46]*300000000" table:style-name="ce1">
            <text:p>85200</text:p>
          </table:table-cell>
          <table:table-cell table:number-columns-repeated="16379"/>
        </table:table-row>
        <table:table-row table:style-name="ro1">
          <table:table-cell office:value-type="float" office:value="213850" table:style-name="ce1">
            <text:p>213850</text:p>
          </table:table-cell>
          <table:table-cell office:value-type="float" office:value="4.2200000000000001E-4" table:style-name="ce1">
            <text:p>0.000422</text:p>
          </table:table-cell>
          <table:table-cell office:value-type="float" office:value="2.9700000000000001E-4" table:style-name="ce1">
            <text:p>0.000297</text:p>
          </table:table-cell>
          <table:table-cell office:value-type="float" office:value="1266000" table:formula="of:=[.B47]*3000000000" table:style-name="ce1">
            <text:p>1266000</text:p>
          </table:table-cell>
          <table:table-cell office:value-type="float" office:value="89100" table:formula="of:=[.C47]*300000000" table:style-name="ce1">
            <text:p>89100</text:p>
          </table:table-cell>
          <table:table-cell table:number-columns-repeated="16379"/>
        </table:table-row>
        <table:table-row table:style-name="ro1">
          <table:table-cell office:value-type="float" office:value="223200" table:style-name="ce1">
            <text:p>223200</text:p>
          </table:table-cell>
          <table:table-cell office:value-type="float" office:value="4.37E-4" table:style-name="ce1">
            <text:p>0.000437</text:p>
          </table:table-cell>
          <table:table-cell office:value-type="float" office:value="3.1E-4" table:style-name="ce1">
            <text:p>0.00031</text:p>
          </table:table-cell>
          <table:table-cell office:value-type="float" office:value="1311000" table:formula="of:=[.B48]*3000000000" table:style-name="ce1">
            <text:p>1311000</text:p>
          </table:table-cell>
          <table:table-cell office:value-type="float" office:value="93000" table:formula="of:=[.C48]*300000000" table:style-name="ce1">
            <text:p>93000</text:p>
          </table:table-cell>
          <table:table-cell table:number-columns-repeated="16379"/>
        </table:table-row>
        <table:table-row table:style-name="ro1">
          <table:table-cell office:value-type="float" office:value="232750" table:style-name="ce1">
            <text:p>232750</text:p>
          </table:table-cell>
          <table:table-cell office:value-type="float" office:value="4.5600000000000003E-4" table:style-name="ce1">
            <text:p>0.000456</text:p>
          </table:table-cell>
          <table:table-cell office:value-type="float" office:value="3.2400000000000001E-4" table:style-name="ce1">
            <text:p>0.000324</text:p>
          </table:table-cell>
          <table:table-cell office:value-type="float" office:value="1368000" table:formula="of:=[.B49]*3000000000" table:style-name="ce1">
            <text:p>1368000</text:p>
          </table:table-cell>
          <table:table-cell office:value-type="float" office:value="97200" table:formula="of:=[.C49]*300000000" table:style-name="ce1">
            <text:p>97200</text:p>
          </table:table-cell>
          <table:table-cell table:number-columns-repeated="16379"/>
        </table:table-row>
        <table:table-row table:style-name="ro1">
          <table:table-cell office:value-type="float" office:value="242500" table:style-name="ce1">
            <text:p>242500</text:p>
          </table:table-cell>
          <table:table-cell office:value-type="float" office:value="4.75E-4" table:style-name="ce1">
            <text:p>0.000475</text:p>
          </table:table-cell>
          <table:table-cell office:value-type="float" office:value="3.3700000000000001E-4" table:style-name="ce1">
            <text:p>0.000337</text:p>
          </table:table-cell>
          <table:table-cell office:value-type="float" office:value="1425000" table:formula="of:=[.B50]*3000000000" table:style-name="ce1">
            <text:p>1425000</text:p>
          </table:table-cell>
          <table:table-cell office:value-type="float" office:value="101100" table:formula="of:=[.C50]*300000000" table:style-name="ce1">
            <text:p>101100</text:p>
          </table:table-cell>
          <table:table-cell table:number-columns-repeated="16379"/>
        </table:table-row>
        <table:table-row table:style-name="ro1">
          <table:table-cell office:value-type="float" office:value="252450" table:style-name="ce1">
            <text:p>252450</text:p>
          </table:table-cell>
          <table:table-cell office:value-type="float" office:value="4.95E-4" table:style-name="ce1">
            <text:p>0.000495</text:p>
          </table:table-cell>
          <table:table-cell office:value-type="float" office:value="3.5E-4" table:style-name="ce1">
            <text:p>0.00035</text:p>
          </table:table-cell>
          <table:table-cell office:value-type="float" office:value="1485000" table:formula="of:=[.B51]*3000000000" table:style-name="ce1">
            <text:p>1485000</text:p>
          </table:table-cell>
          <table:table-cell office:value-type="float" office:value="105000" table:formula="of:=[.C51]*300000000" table:style-name="ce1">
            <text:p>10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 biggest psum output value is: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keup delay calculated the value 1.00570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50" table:style-name="ce1">
            <text:p>2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UM_TESTS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Josh Yeh</dc:creator>
    <dc:date>2025-01-28T02:44:50Z</dc:date>
    <meta:editing-cycles>3</meta:editing-cycles>
    <meta:editing-duration>PT2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inear"/>
      <style:graphic-properties draw:fill="none" draw:stroke="solid" svg:stroke-width="0.01389in" svg:stroke-color="#004586" svg:stroke-opacity="100%" draw:stroke-linejoin="round" svg:stroke-linecap="round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solid" svg:stroke-width="0.01389in" svg:stroke-color="#ff420e" svg:stroke-opacity="100%" draw:stroke-linejoin="round" svg:stroke-linecap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743.7765354330708pt" svg:width="1023.2452755905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sum_mod2.$B$1" chart:values-cell-range-address="psum_mod2.$B$2:.$B$51" chart:class="chart:scatter" chart:attached-axis="primary-y" chart:style-name="G0S0">
            <chart:domain table:cell-range-address="psum_mod2.$A$2:.$A$51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50"/>
          </chart:series>
          <chart:series chart:label-cell-address="psum_mod2.$C$1" chart:values-cell-range-address="psum_mod2.$C$2:.$C$51" chart:class="chart:scatter" chart:attached-axis="primary-y" chart:style-name="G0S1">
            <chart:domain table:cell-range-address="psum_mod2.$A$2:.$A$51"/>
            <chart:regression-curve chart:style-name="T010">
              <chart:equation chart:automatic-content="true" chart:display-equation="true" chart:display-r-square="false" chart:style-name="TL01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1389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solid" svg:stroke-width="0.01389in" svg:stroke-color="#ff420e" svg:stroke-opacity="100%" draw:stroke-linejoin="round" svg:stroke-linecap="round"/>
    </style:style>
  </office:automatic-styles>
  <office:body>
    <office:chart>
      <chart:chart chart:class="chart:scatter" svg:height="507.8570078740157pt" svg:width="888.214251968504pt" chart:style-name="Crt0">
        <chart:title chart:style-name="CT00">
          <text:p text:style-name="a0" text:class-names="" text:cond-style-name="">CPE Calculations</text:p>
        </chart:title>
        <chart:legend chart:legend-position="end" chart:legend-align="center" chart:style-name="Lgnd"/>
        <chart:plot-area svg:x="0.0pt" svg:y="0.0pt" svg:width="776.1595275590551pt" svg:height="507.857007874015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sum_mod2.$D$1" chart:values-cell-range-address="psum_mod2.$D$2:.$D$51" chart:class="chart:scatter" chart:attached-axis="primary-y" chart:style-name="G0S0">
            <chart:domain table:cell-range-address="psum_mod2.$A$2:.$A$51"/>
            <chart:regression-curve chart:style-name="T000">
              <chart:equation chart:automatic-content="true" chart:display-equation="true" chart:display-r-square="false" svg:x="117.5677952755906pt" svg:y="78.84236220472441pt" chart:style-name="TL000"/>
            </chart:regression-curve>
            <chart:data-point chart:repeated="50"/>
          </chart:series>
          <chart:series chart:label-cell-address="psum_mod2.$E$1" chart:values-cell-range-address="psum_mod2.$E$2:.$E$51" chart:class="chart:scatter" chart:attached-axis="primary-y" chart:style-name="G0S1">
            <chart:domain table:cell-range-address="psum_mod2.$A$2:.$A$51"/>
            <chart:regression-curve chart:style-name="T010">
              <chart:equation chart:automatic-content="true" chart:display-equation="true" chart:display-r-square="false" svg:x="267.421968503937pt" svg:y="392.0138582677166pt" chart:style-name="TL01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